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paragraph-rsid="00130c6d"/>
    </style:style>
    <style:style style:name="P2" style:family="paragraph" style:parent-style-name="Standard">
      <style:text-properties style:text-underline-style="none" officeooo:paragraph-rsid="0015a5d7"/>
    </style:style>
    <style:style style:name="P3" style:family="paragraph" style:parent-style-name="Standard">
      <style:text-properties style:text-underline-style="none" officeooo:paragraph-rsid="0015ce1e"/>
    </style:style>
    <style:style style:name="P4" style:family="paragraph" style:parent-style-name="Standard">
      <style:text-properties style:text-underline-style="none" fo:font-weight="normal" officeooo:rsid="001bef3c" officeooo:paragraph-rsid="001bef3c" style:font-weight-asian="normal" style:font-weight-complex="normal"/>
    </style:style>
    <style:style style:name="P5" style:family="paragraph" style:parent-style-name="Standard">
      <style:text-properties officeooo:paragraph-rsid="001416e9"/>
    </style:style>
    <style:style style:name="P6" style:family="paragraph" style:parent-style-name="Standard">
      <style:text-properties officeooo:paragraph-rsid="0016f13f"/>
    </style:style>
    <style:style style:name="P7" style:family="paragraph" style:parent-style-name="Standard">
      <style:text-properties fo:font-weight="bold" officeooo:rsid="00130c6d" officeooo:paragraph-rsid="00130c6d" style:font-weight-asian="bold" style:font-weight-complex="bold"/>
    </style:style>
    <style:style style:name="P8" style:family="paragraph" style:parent-style-name="Standard">
      <style:text-properties officeooo:paragraph-rsid="001bef3c"/>
    </style:style>
    <style:style style:name="P9" style:family="paragraph" style:parent-style-name="Standard">
      <style:text-properties officeooo:rsid="001bef3c" officeooo:paragraph-rsid="001bef3c"/>
    </style:style>
    <style:style style:name="P10" style:family="paragraph" style:parent-style-name="Standard">
      <style:text-properties officeooo:rsid="001cc793" officeooo:paragraph-rsid="001cc793"/>
    </style:style>
    <style:style style:name="P11" style:family="paragraph" style:parent-style-name="Standard">
      <style:text-properties style:text-underline-style="none" fo:font-weight="bold" officeooo:rsid="001aa71a" officeooo:paragraph-rsid="001aa71a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fe5fa" officeooo:paragraph-rsid="001fe5fa" style:font-weight-asian="bold" style:font-weight-complex="bold"/>
    </style:style>
    <style:style style:name="P13" style:family="paragraph" style:parent-style-name="Standard">
      <style:text-properties style:text-underline-style="none" officeooo:paragraph-rsid="001aa71a"/>
    </style:style>
    <style:style style:name="P14" style:family="paragraph" style:parent-style-name="Standard">
      <style:text-properties fo:font-weight="bold" officeooo:rsid="0020ed2a" officeooo:paragraph-rsid="0020ed2a" style:font-weight-asian="bold" style:font-weight-complex="bold"/>
    </style:style>
    <style:style style:name="P15" style:family="paragraph" style:parent-style-name="Standard">
      <style:text-properties fo:font-weight="bold" officeooo:rsid="00215f3e" officeooo:paragraph-rsid="00215f3e" style:font-weight-asian="bold" style:font-weight-complex="bold"/>
    </style:style>
    <style:style style:name="P16" style:family="paragraph" style:parent-style-name="Standard">
      <style:text-properties officeooo:rsid="0020ed2a" officeooo:paragraph-rsid="0020ed2a"/>
    </style:style>
    <style:style style:name="P17" style:family="paragraph" style:parent-style-name="Standard">
      <style:text-properties officeooo:paragraph-rsid="0020ed2a"/>
    </style:style>
    <style:style style:name="P18" style:family="paragraph" style:parent-style-name="Standard">
      <style:text-properties officeooo:paragraph-rsid="0016f13f"/>
    </style:style>
    <style:style style:name="P19" style:family="paragraph" style:parent-style-name="Standard">
      <style:text-properties officeooo:rsid="00215f3e" officeooo:paragraph-rsid="00215f3e"/>
    </style:style>
    <style:style style:name="P20" style:family="paragraph" style:parent-style-name="Standard">
      <style:text-properties fo:font-style="normal" officeooo:rsid="00215f3e" officeooo:paragraph-rsid="00215f3e" style:font-style-asian="normal" style:font-style-complex="normal"/>
    </style:style>
    <style:style style:name="P21" style:family="paragraph" style:parent-style-name="Standard">
      <style:text-properties fo:font-style="normal" fo:font-weight="bold" officeooo:paragraph-rsid="0016f13f" style:font-style-asian="normal" style:font-weight-asian="bold" style:font-style-complex="normal" style:font-weight-complex="bold"/>
    </style:style>
    <style:style style:name="T1" style:family="text">
      <style:text-properties officeooo:rsid="00130c6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416e9"/>
    </style:style>
    <style:style style:name="T4" style:family="text">
      <style:text-properties style:text-underline-style="none" officeooo:rsid="0016f13f"/>
    </style:style>
    <style:style style:name="T5" style:family="text">
      <style:text-properties style:text-underline-style="none" fo:font-weight="bold" officeooo:rsid="001416e9" style:font-weight-asian="bold" style:font-weight-complex="bold"/>
    </style:style>
    <style:style style:name="T6" style:family="text">
      <style:text-properties style:text-underline-style="none" officeooo:rsid="001aa71a"/>
    </style:style>
    <style:style style:name="T7" style:family="text">
      <style:text-properties style:text-underline-style="none" officeooo:rsid="001bef3c"/>
    </style:style>
    <style:style style:name="T8" style:family="text">
      <style:text-properties style:text-underline-style="none" fo:font-weight="normal" officeooo:rsid="001bef3c" style:font-weight-asian="normal" style:font-weight-complex="normal"/>
    </style:style>
    <style:style style:name="T9" style:family="text">
      <style:text-properties style:text-underline-style="none" officeooo:rsid="001fe5fa"/>
    </style:style>
    <style:style style:name="T10" style:family="text">
      <style:text-properties officeooo:rsid="001fe5fa"/>
    </style:style>
    <style:style style:name="T11" style:family="text">
      <style:text-properties fo:font-style="normal" style:text-underline-style="none" officeooo:rsid="001fe5fa" style:font-style-asian="normal" style:font-style-complex="normal"/>
    </style:style>
    <style:style style:name="T12" style:family="text">
      <style:text-properties officeooo:rsid="0020ed2a"/>
    </style:style>
    <style:style style:name="T13" style:family="text">
      <style:text-properties fo:font-style="italic" style:text-underline-style="none" officeooo:rsid="0016f1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yecto Ícaro </text:p>
      <text:p text:style-name="P2"><text:a xlink:type="simple" xlink:href="http://roboticaro.org/" office:target-frame-name="_blank" xlink:show="new" text:style-name="Internet_20_link" text:visited-style-name="Visited_20_Internet_20_Link">http://roboticaro.org/</text:a></text:p>
      <text:p text:style-name="P8"><text:a xlink:type="simple" xlink:href="http://sistema-icaro.blogspot.com.ar/" text:style-name="Internet_20_link" text:visited-style-name="Visited_20_Internet_20_Link"><text:span text:style-name="T1">http://sistema-icaro.blogspot.com.ar/</text:span></text:a></text:p>
      <text:p text:style-name="P9">Creación de entorno robótico educativo (hardware y software).</text:p>
      <text:p text:style-name="P5"><text:span text:style-name="T1">Valentin Basel </text:span>&lt;<text:a xlink:type="simple" xlink:href="mailto:valentinbasel@gmail.com" text:style-name="Internet_20_link" text:visited-style-name="Visited_20_Internet_20_Link">valentinbasel@gmail.com</text:a>&gt;</text:p>
      <text:p text:style-name="P1"/>
      <text:p text:style-name="P11">PumaScript</text:p>
      <text:p text:style-name="P4"><text:a xlink:type="simple" xlink:href="https://github.com/emravera/puma" text:style-name="Internet_20_link" text:visited-style-name="Visited_20_Internet_20_Link">https://github.com/emravera/puma</text:a></text:p>
      <text:p text:style-name="P8"><text:span text:style-name="T8">Sistema para analizar y reescribir programas JavaScript para hacerlos más eficientes y seguros. Escrito e</text:span><text:span text:style-name="T3">n </text:span><text:span text:style-name="T6">JavaScript</text:span><text:span text:style-name="T3">. </text:span><text:span text:style-name="T2"><text:line-break/></text:span><text:span text:style-name="T7">Emanuel Ravera &lt;</text:span><text:a xlink:type="simple" xlink:href="mailto:ravera.emanuel@gmail.com" text:style-name="Internet_20_link" text:visited-style-name="Visited_20_Internet_20_Link">ravera.emanuel@gmail.com</text:a><text:span text:style-name="T7">&gt;</text:span></text:p>
      <text:p text:style-name="P13"/>
      <text:p text:style-name="P6"><text:span text:style-name="T5">Pilas Engine</text:span><text:span text:style-name="T2"><text:line-break/></text:span><text:a xlink:type="simple" xlink:href="http://pilas-engine.com.ar/" text:style-name="Internet_20_link" text:visited-style-name="Visited_20_Internet_20_Link">http://pilas-engine.com.ar/</text:a></text:p>
      <text:p text:style-name="P10">Motor de juegos simple, orientado a enseñar programación. <text:span text:style-name="T10">Escrito en Python.</text:span></text:p>
      <text:p text:style-name="P6"><text:span text:style-name="T4">Hugo Ruscitti &lt;</text:span><text:a xlink:type="simple" xlink:href="mailto:hugoruscitti@gmail.com" text:style-name="Internet_20_link" text:visited-style-name="Visited_20_Internet_20_Link">hugoruscitti@gmail.com</text:a><text:span text:style-name="T4">&gt; <text:s text:c="2"/></text:span></text:p>
      <text:p text:style-name="P6"><text:span text:style-name="T4"/></text:p>
      <text:p text:style-name="P15"><text:span text:style-name="T4">P</text:span><text:span text:style-name="T2">SeInt</text:span></text:p>
      <text:p text:style-name="P19"><text:a xlink:type="simple" xlink:href="http://pseint.sourceforge.net/" text:style-name="Internet_20_link" text:visited-style-name="Visited_20_Internet_20_Link"><text:span text:style-name="T4">http://pseint.sourceforge.net/</text:span></text:a></text:p>
      <text:p text:style-name="P19"><text:span text:style-name="T2">P</text:span><text:span text:style-name="T4">seudolenguaje </text:span><text:span text:style-name="T2">de programación</text:span><text:span text:style-name="T4"> en español </text:span><text:span text:style-name="T2">+ </text:span><text:span text:style-name="T4">editor de diagramas de flujo, </text:span><text:span text:style-name="T2">para enseñanza de fundamentos de algorítmica.</text:span></text:p>
      <text:p text:style-name="P20"><text:span text:style-name="T4">Pablo Novara </text:span><text:span text:style-name="T2">&lt;</text:span><text:a xlink:type="simple" xlink:href="mailto:zaskar_84@yahoo.com.ar" text:style-name="Internet_20_link" text:visited-style-name="Visited_20_Internet_20_Link"><text:span text:style-name="T4">zaskar_84</text:span></text:a><text:a xlink:type="simple" xlink:href="mailto:zaskar_84@yahoo.com.ar" text:style-name="Internet_20_link" text:visited-style-name="Visited_20_Internet_20_Link"><text:span text:style-name="T2">@</text:span></text:a><text:a xlink:type="simple" xlink:href="mailto:zaskar_84@yahoo.com.ar" text:style-name="Internet_20_link" text:visited-style-name="Visited_20_Internet_20_Link"><text:span text:style-name="T4">yahoo.com.ar</text:span></text:a><text:span text:style-name="T2">&gt;</text:span><text:span text:style-name="T4"> <text:s text:c="2"/></text:span></text:p>
      <text:p text:style-name="P21"/>
      <text:p text:style-name="P12">CIAA – Computadora Industrial Abierta Argentina</text:p>
      <text:p text:style-name="Standard"><text:a xlink:type="simple" xlink:href="http://www.proyecto-ciaa.com.ar/" text:style-name="Internet_20_link" text:visited-style-name="Visited_20_Internet_20_Link"><text:span text:style-name="Citation">www.proyecto-ciaa.com.ar/</text:span></text:a><text:span text:style-name="Citation"><text:span text:style-name="T11"> </text:span></text:span></text:p>
      <text:p text:style-name="Standard"><text:span text:style-name="T10">Desarrollo de una p</text:span>lataforma electrónica libre y gratuita preparada especialmente para trabajar en aplicaciones industriales.</text:p>
      <text:p text:style-name="Standard">Pablo Ridolfi &lt;<text:a xlink:type="simple" xlink:href="mailto:pabloridolfi@gmail.com" text:style-name="Internet_20_link" text:visited-style-name="Visited_20_Internet_20_Link">pabloridolfi@gmail.com</text:a>&gt; </text:p>
      <text:p text:style-name="Standard"/>
      <text:p text:style-name="P14">Libre Router</text:p>
      <text:p text:style-name="P16"><text:a xlink:type="simple" xlink:href="https://librerouter.org/home" text:style-name="Internet_20_link" text:visited-style-name="Visited_20_Internet_20_Link">https://librerouter.org/home</text:a> </text:p>
      <text:p text:style-name="P17"><text:span text:style-name="T12">Diseño de un router inalámbrico orientado a redes comunitarias, de bajo costo.</text:span></text:p>
      <text:p text:style-name="P17">Nicolás Echániz <text:span text:style-name="T12">&lt;</text:span><text:a xlink:type="simple" xlink:href="mailto:nicoechaniz@altermundi.net" text:style-name="Internet_20_link" text:visited-style-name="Visited_20_Internet_20_Link">nicoechaniz@altermundi.net</text:a><text:span text:style-name="T12">&gt;</text:span></text:p>
      <text:p text:style-name="P17"/>
      <text:p text:style-name="P17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22:36:19.855000000</meta:creation-date>
    <dc:date>2017-04-08T21:40:15.897000000</dc:date>
    <meta:editing-duration>PT1H38M27S</meta:editing-duration>
    <meta:editing-cycles>12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23" meta:word-count="117" meta:character-count="1130" meta:non-whitespace-character-count="1024"/>
  </office:meta>
</office:document-meta>
</file>